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D0000021D0F0F5F5F.png"/>
  <manifest:file-entry manifest:media-type="image/png" manifest:full-path="Pictures/10000201000002D70000022996415B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1" text:anchor-type="paragraph" svg:x="0cm" svg:y="0.926cm" svg:width="16.999cm" svg:height="12.929cm" draw:z-index="0"><draw:image xlink:href="Pictures/10000201000002D70000022996415B58.png" xlink:type="simple" xlink:show="embed" xlink:actuate="onLoad"/></draw:frame>Inserido função do botão Vender.</text:p>
      <text:p text:style-name="Standard"/>
      <text:p text:style-name="Standard"/>
      <text:p text:style-name="Standard"><draw:frame draw:style-name="fr1" draw:name="figuras2" text:anchor-type="paragraph" svg:x="0.106cm" svg:y="0.538cm" svg:width="16.999cm" svg:height="12.277cm" draw:z-index="1"><draw:image xlink:href="Pictures/10000201000002ED0000021D0F0F5F5F.png" xlink:type="simple" xlink:show="embed" xlink:actuate="onLoad"/></draw:frame>Correção de Bug no botão vender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4M46S</meta:editing-duration>
    <meta:editing-cycles>5</meta:editing-cycles>
    <meta:generator>OpenOffice/4.1.13$Win32 OpenOffice.org_project/4113m1$Build-9810</meta:generator>
    <dc:date>2024-06-30T19:26:08.92</dc:date>
    <dc:creator>Rodrigo Luginheski</dc:creator>
    <meta:document-statistic meta:table-count="0" meta:image-count="2" meta:object-count="0" meta:page-count="2" meta:paragraph-count="2" meta:word-count="11" meta:character-count="63"/>
    <meta:user-defined meta:name="Info 1"/>
    <meta:user-defined meta:name="Info 2"/>
    <meta:user-defined meta:name="Info 3"/>
    <meta:user-defined meta:name="Info 4"/>
  </office:meta>
</office:document-meta>
</file>